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1" svg:font-family="Courier" style:font-family-generic="modern" style:font-pitch="variable"/>
    <style:font-face style:name="Courier" svg:font-family="Courier" style:font-adornments="Regular" style:font-family-generic="modern" style:font-pitch="variable"/>
    <style:font-face style:name="Liberation Serif" svg:font-family="'Liberation Serif'" style:font-family-generic="roman" style:font-pitch="variable"/>
    <style:font-face style:name="Courier 10 Pitch" svg:font-family="'Courier 10 Pitch'"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Character">
      <style:paragraph-properties fo:margin-left="0in" fo:margin-right="0in" fo:text-align="center" style:justify-single-word="false" fo:text-indent="0in" style:auto-text-indent="false"/>
      <style:text-properties style:font-name="Courier1" officeooo:rsid="001d4344" officeooo:paragraph-rsid="0033d1de"/>
    </style:style>
    <style:style style:name="P2" style:family="paragraph" style:parent-style-name="Standard">
      <style:text-properties officeooo:rsid="000e74fb" officeooo:paragraph-rsid="000e74fb"/>
    </style:style>
    <style:style style:name="P3" style:family="paragraph" style:parent-style-name="Text_20_body">
      <style:paragraph-properties fo:margin-top="3.9366in" fo:margin-bottom="3.8583in" loext:contextual-spacing="false"/>
      <style:text-properties officeooo:rsid="000e74fb"/>
    </style:style>
    <style:style style:name="P4" style:family="paragraph" style:parent-style-name="Title">
      <style:paragraph-properties fo:margin-top="3.9366in" fo:margin-bottom="3.8583in" loext:contextual-spacing="false"/>
      <style:text-properties style:font-name="Courier 10 Pitch" fo:font-size="24pt" fo:font-weight="normal" style:font-size-asian="24pt" style:font-weight-asian="normal" style:font-size-complex="24pt" style:font-weight-complex="normal"/>
    </style:style>
    <style:style style:name="P5" style:family="paragraph" style:parent-style-name="Text_20_body">
      <style:text-properties officeooo:rsid="000e74fb" officeooo:paragraph-rsid="000e74fb"/>
    </style:style>
    <style:style style:name="P6" style:family="paragraph" style:parent-style-name="Dialogue">
      <style:text-properties officeooo:rsid="001176f4" officeooo:paragraph-rsid="001176f4"/>
    </style:style>
    <style:style style:name="P7" style:family="paragraph" style:parent-style-name="Dialogue">
      <style:text-properties officeooo:rsid="001176f4" officeooo:paragraph-rsid="0017aeaf"/>
    </style:style>
    <style:style style:name="P8" style:family="paragraph" style:parent-style-name="Dialogue">
      <style:text-properties officeooo:rsid="001b164d" officeooo:paragraph-rsid="001b164d"/>
    </style:style>
    <style:style style:name="P9" style:family="paragraph" style:parent-style-name="Dialogue">
      <style:text-properties officeooo:rsid="001d4344" officeooo:paragraph-rsid="001d4344"/>
    </style:style>
    <style:style style:name="P10" style:family="paragraph" style:parent-style-name="Dialogue">
      <style:paragraph-properties fo:line-height="150%"/>
      <style:text-properties officeooo:rsid="001d4344" officeooo:paragraph-rsid="001d4344"/>
    </style:style>
    <style:style style:name="P11" style:family="paragraph" style:parent-style-name="Dialogue">
      <style:text-properties officeooo:rsid="001e99c3" officeooo:paragraph-rsid="001e99c3"/>
    </style:style>
    <style:style style:name="P12" style:family="paragraph" style:parent-style-name="Dialogue">
      <style:text-properties officeooo:paragraph-rsid="002387df"/>
    </style:style>
    <style:style style:name="P13" style:family="paragraph" style:parent-style-name="Dialogue">
      <style:text-properties officeooo:rsid="002387df" officeooo:paragraph-rsid="002387df"/>
    </style:style>
    <style:style style:name="P14" style:family="paragraph" style:parent-style-name="Dialogue">
      <style:text-properties officeooo:rsid="00253aad" officeooo:paragraph-rsid="00253aad"/>
    </style:style>
    <style:style style:name="P15" style:family="paragraph" style:parent-style-name="Dialogue">
      <style:text-properties officeooo:rsid="0026f5a3" officeooo:paragraph-rsid="0026f5a3"/>
    </style:style>
    <style:style style:name="P16" style:family="paragraph" style:parent-style-name="Dialogue">
      <style:text-properties officeooo:rsid="0026f5a3" officeooo:paragraph-rsid="002c26ae"/>
    </style:style>
    <style:style style:name="P17" style:family="paragraph" style:parent-style-name="Dialogue">
      <style:text-properties officeooo:rsid="00203822" officeooo:paragraph-rsid="00203822"/>
    </style:style>
    <style:style style:name="P18" style:family="paragraph" style:parent-style-name="Dialogue">
      <style:text-properties officeooo:rsid="0021f335" officeooo:paragraph-rsid="0021f335"/>
    </style:style>
    <style:style style:name="P19" style:family="paragraph" style:parent-style-name="Dialogue">
      <style:text-properties officeooo:rsid="002a3019" officeooo:paragraph-rsid="002a3019"/>
    </style:style>
    <style:style style:name="P20" style:family="paragraph" style:parent-style-name="Dialogue">
      <style:text-properties officeooo:rsid="002a3019" officeooo:paragraph-rsid="001b164d"/>
    </style:style>
    <style:style style:name="P21" style:family="paragraph" style:parent-style-name="Dialogue">
      <style:text-properties officeooo:rsid="002adae7" officeooo:paragraph-rsid="002adae7"/>
    </style:style>
    <style:style style:name="P22" style:family="paragraph" style:parent-style-name="Dialogue">
      <style:text-properties officeooo:rsid="002b9c09" officeooo:paragraph-rsid="002b9c09"/>
    </style:style>
    <style:style style:name="P23" style:family="paragraph" style:parent-style-name="Dialogue">
      <style:text-properties officeooo:rsid="002c26ae" officeooo:paragraph-rsid="002c26ae"/>
    </style:style>
    <style:style style:name="P24" style:family="paragraph" style:parent-style-name="Dialogue">
      <style:text-properties officeooo:rsid="002c45a1"/>
    </style:style>
    <style:style style:name="P25" style:family="paragraph" style:parent-style-name="Dialogue">
      <style:text-properties officeooo:rsid="002c45a1" officeooo:paragraph-rsid="002c45a1"/>
    </style:style>
    <style:style style:name="P26" style:family="paragraph" style:parent-style-name="Dialogue">
      <style:text-properties officeooo:rsid="002dc13b" officeooo:paragraph-rsid="002dc13b"/>
    </style:style>
    <style:style style:name="P27" style:family="paragraph" style:parent-style-name="Dialogue">
      <style:text-properties officeooo:rsid="0030feb5" officeooo:paragraph-rsid="0030feb5"/>
    </style:style>
    <style:style style:name="P28" style:family="paragraph" style:parent-style-name="Dialogue">
      <style:text-properties officeooo:rsid="00319b32" officeooo:paragraph-rsid="00319b32"/>
    </style:style>
    <style:style style:name="P29" style:family="paragraph" style:parent-style-name="Dialogue">
      <style:text-properties officeooo:rsid="0031adb5" officeooo:paragraph-rsid="0031adb5"/>
    </style:style>
    <style:style style:name="P30" style:family="paragraph" style:parent-style-name="Dialogue">
      <style:text-properties officeooo:rsid="00327412" officeooo:paragraph-rsid="00327412"/>
    </style:style>
    <style:style style:name="P31" style:family="paragraph" style:parent-style-name="Dialogue">
      <style:text-properties officeooo:rsid="0033c09a" officeooo:paragraph-rsid="0033c09a"/>
    </style:style>
    <style:style style:name="P32" style:family="paragraph" style:parent-style-name="Dialogue">
      <style:text-properties officeooo:rsid="0034ff99" officeooo:paragraph-rsid="0034ff99"/>
    </style:style>
    <style:style style:name="P33" style:family="paragraph" style:parent-style-name="Dialogue">
      <style:text-properties officeooo:rsid="0035a0ad" officeooo:paragraph-rsid="0035a0ad"/>
    </style:style>
    <style:style style:name="P34" style:family="paragraph" style:parent-style-name="Dialogue">
      <style:text-properties officeooo:rsid="00371693" officeooo:paragraph-rsid="00371693"/>
    </style:style>
    <style:style style:name="P35" style:family="paragraph" style:parent-style-name="Dialogue">
      <style:text-properties officeooo:rsid="003824a1" officeooo:paragraph-rsid="003824a1"/>
    </style:style>
    <style:style style:name="P36" style:family="paragraph" style:parent-style-name="Dialogue">
      <style:text-properties officeooo:paragraph-rsid="003824a1"/>
    </style:style>
    <style:style style:name="P37" style:family="paragraph" style:parent-style-name="Dialogue">
      <style:text-properties officeooo:rsid="0038b298" officeooo:paragraph-rsid="0038b298"/>
    </style:style>
    <style:style style:name="P38" style:family="paragraph" style:parent-style-name="Dialogue">
      <style:text-properties officeooo:rsid="003984e0" officeooo:paragraph-rsid="003984e0"/>
    </style:style>
    <style:style style:name="P39" style:family="paragraph" style:parent-style-name="Dialogue">
      <style:text-properties officeooo:rsid="0039abba" officeooo:paragraph-rsid="0039abba"/>
    </style:style>
    <style:style style:name="P40" style:family="paragraph" style:parent-style-name="Dialogue">
      <style:text-properties officeooo:rsid="003a2dff" officeooo:paragraph-rsid="003a2dff"/>
    </style:style>
    <style:style style:name="P41" style:family="paragraph" style:parent-style-name="Dialogue">
      <style:text-properties officeooo:rsid="003b6fdf" officeooo:paragraph-rsid="003b6fdf"/>
    </style:style>
    <style:style style:name="P42" style:family="paragraph" style:parent-style-name="Character">
      <style:text-properties officeooo:rsid="001176f4" officeooo:paragraph-rsid="001176f4"/>
    </style:style>
    <style:style style:name="P43" style:family="paragraph" style:parent-style-name="Character">
      <style:text-properties officeooo:paragraph-rsid="001176f4"/>
    </style:style>
    <style:style style:name="P44" style:family="paragraph" style:parent-style-name="Character">
      <style:text-properties officeooo:rsid="001b164d" officeooo:paragraph-rsid="001b164d"/>
    </style:style>
    <style:style style:name="P45" style:family="paragraph" style:parent-style-name="Character">
      <style:text-properties officeooo:rsid="001d4344" officeooo:paragraph-rsid="001d4344"/>
    </style:style>
    <style:style style:name="P46" style:family="paragraph" style:parent-style-name="Character">
      <style:text-properties officeooo:rsid="001d4344" officeooo:paragraph-rsid="0033d1de"/>
    </style:style>
    <style:style style:name="P47" style:family="paragraph" style:parent-style-name="Character">
      <style:text-properties officeooo:rsid="001e99c3" officeooo:paragraph-rsid="001e99c3"/>
    </style:style>
    <style:style style:name="P48" style:family="paragraph" style:parent-style-name="Character">
      <style:text-properties officeooo:rsid="002387df" officeooo:paragraph-rsid="002387df"/>
    </style:style>
    <style:style style:name="P49" style:family="paragraph" style:parent-style-name="Character">
      <style:text-properties officeooo:rsid="00253aad" officeooo:paragraph-rsid="00253aad"/>
    </style:style>
    <style:style style:name="P50" style:family="paragraph" style:parent-style-name="Character">
      <style:text-properties officeooo:rsid="0026f5a3" officeooo:paragraph-rsid="0026f5a3"/>
    </style:style>
    <style:style style:name="P51" style:family="paragraph" style:parent-style-name="Character">
      <style:text-properties officeooo:rsid="0017aeaf" officeooo:paragraph-rsid="0017aeaf"/>
    </style:style>
    <style:style style:name="P52" style:family="paragraph" style:parent-style-name="Character">
      <style:text-properties officeooo:rsid="00203822" officeooo:paragraph-rsid="00203822"/>
    </style:style>
    <style:style style:name="P53" style:family="paragraph" style:parent-style-name="Character">
      <style:text-properties officeooo:rsid="0021f335" officeooo:paragraph-rsid="0021f335"/>
    </style:style>
    <style:style style:name="P54" style:family="paragraph" style:parent-style-name="Character">
      <style:text-properties officeooo:rsid="002adae7" officeooo:paragraph-rsid="002adae7"/>
    </style:style>
    <style:style style:name="P55" style:family="paragraph" style:parent-style-name="Character">
      <style:text-properties officeooo:rsid="002b9c09" officeooo:paragraph-rsid="002b9c09"/>
    </style:style>
    <style:style style:name="P56" style:family="paragraph" style:parent-style-name="Character">
      <style:text-properties officeooo:rsid="002c26ae" officeooo:paragraph-rsid="002c26ae"/>
    </style:style>
    <style:style style:name="P57" style:family="paragraph" style:parent-style-name="Character">
      <style:text-properties officeooo:rsid="002c45a1" officeooo:paragraph-rsid="002c45a1"/>
    </style:style>
    <style:style style:name="P58" style:family="paragraph" style:parent-style-name="Character">
      <style:text-properties officeooo:rsid="002dc13b" officeooo:paragraph-rsid="002dc13b"/>
    </style:style>
    <style:style style:name="P59" style:family="paragraph" style:parent-style-name="Character">
      <style:text-properties officeooo:rsid="0030feb5" officeooo:paragraph-rsid="0030feb5"/>
    </style:style>
    <style:style style:name="P60" style:family="paragraph" style:parent-style-name="Character">
      <style:text-properties officeooo:rsid="00319b32" officeooo:paragraph-rsid="00319b32"/>
    </style:style>
    <style:style style:name="P61" style:family="paragraph" style:parent-style-name="Character">
      <style:text-properties officeooo:rsid="0031adb5" officeooo:paragraph-rsid="0031adb5"/>
    </style:style>
    <style:style style:name="P62" style:family="paragraph" style:parent-style-name="Character">
      <style:text-properties officeooo:rsid="00327412" officeooo:paragraph-rsid="00327412"/>
    </style:style>
    <style:style style:name="P63" style:family="paragraph" style:parent-style-name="Character">
      <style:text-properties officeooo:rsid="0033c09a" officeooo:paragraph-rsid="0033c09a"/>
    </style:style>
    <style:style style:name="P64" style:family="paragraph" style:parent-style-name="Character">
      <style:text-properties officeooo:rsid="0035a0ad" officeooo:paragraph-rsid="0035a0ad"/>
    </style:style>
    <style:style style:name="P65" style:family="paragraph" style:parent-style-name="Character">
      <style:text-properties officeooo:rsid="00371693" officeooo:paragraph-rsid="00371693"/>
    </style:style>
    <style:style style:name="P66" style:family="paragraph" style:parent-style-name="Character">
      <style:text-properties officeooo:rsid="003824a1" officeooo:paragraph-rsid="003824a1"/>
    </style:style>
    <style:style style:name="P67" style:family="paragraph" style:parent-style-name="Character">
      <style:text-properties officeooo:rsid="0038b298" officeooo:paragraph-rsid="0038b298"/>
    </style:style>
    <style:style style:name="P68" style:family="paragraph" style:parent-style-name="Character">
      <style:text-properties officeooo:rsid="003984e0" officeooo:paragraph-rsid="003984e0"/>
    </style:style>
    <style:style style:name="P69" style:family="paragraph" style:parent-style-name="Character">
      <style:text-properties officeooo:rsid="0039abba" officeooo:paragraph-rsid="0039abba"/>
    </style:style>
    <style:style style:name="P70" style:family="paragraph" style:parent-style-name="Character">
      <style:text-properties officeooo:rsid="003a2dff" officeooo:paragraph-rsid="003a2dff"/>
    </style:style>
    <style:style style:name="P71" style:family="paragraph" style:parent-style-name="Character">
      <style:text-properties officeooo:rsid="003b6fdf" officeooo:paragraph-rsid="003b6fdf"/>
    </style:style>
    <style:style style:name="P72" style:family="paragraph" style:parent-style-name="Dialogue">
      <style:paragraph-properties fo:break-before="page"/>
    </style:style>
    <style:style style:name="P73" style:family="paragraph" style:parent-style-name="Dialogue">
      <style:text-properties officeooo:rsid="0033c09a" officeooo:paragraph-rsid="003824a1"/>
    </style:style>
    <style:style style:name="P74" style:family="paragraph" style:parent-style-name="Dialogue">
      <style:text-properties officeooo:rsid="003d2408" officeooo:paragraph-rsid="003d2408"/>
    </style:style>
    <style:style style:name="P75" style:family="paragraph" style:parent-style-name="Dialogue">
      <style:text-properties officeooo:rsid="003d2408" officeooo:paragraph-rsid="003f03e9"/>
    </style:style>
    <style:style style:name="P76" style:family="paragraph" style:parent-style-name="Dialogue">
      <style:text-properties officeooo:rsid="003f03e9" officeooo:paragraph-rsid="003f03e9"/>
    </style:style>
    <style:style style:name="P77" style:family="paragraph" style:parent-style-name="Dialogue">
      <style:text-properties officeooo:rsid="003ff003" officeooo:paragraph-rsid="003ff003"/>
    </style:style>
    <style:style style:name="P78" style:family="paragraph" style:parent-style-name="Dialogue">
      <style:text-properties officeooo:paragraph-rsid="003ff003"/>
    </style:style>
    <style:style style:name="P79" style:family="paragraph" style:parent-style-name="Dialogue">
      <style:text-properties officeooo:rsid="0041c773" officeooo:paragraph-rsid="0041c773"/>
    </style:style>
    <style:style style:name="P80" style:family="paragraph" style:parent-style-name="Character">
      <style:text-properties officeooo:rsid="003984e0" officeooo:paragraph-rsid="003984e0"/>
    </style:style>
    <style:style style:name="P81" style:family="paragraph" style:parent-style-name="Character">
      <style:text-properties officeooo:rsid="003d2408" officeooo:paragraph-rsid="003d2408"/>
    </style:style>
    <style:style style:name="P82" style:family="paragraph" style:parent-style-name="Character">
      <style:text-properties officeooo:rsid="003f03e9" officeooo:paragraph-rsid="003f03e9"/>
    </style:style>
    <style:style style:name="P83" style:family="paragraph" style:parent-style-name="Character">
      <style:text-properties officeooo:rsid="003ff003" officeooo:paragraph-rsid="003ff003"/>
    </style:style>
    <style:style style:name="P84" style:family="paragraph" style:parent-style-name="Character">
      <style:text-properties officeooo:rsid="0041c773" officeooo:paragraph-rsid="0041c773"/>
    </style:style>
    <style:style style:name="T1" style:family="text">
      <style:text-properties officeooo:rsid="001176f4"/>
    </style:style>
    <style:style style:name="T2" style:family="text">
      <style:text-properties officeooo:rsid="0012b29d"/>
    </style:style>
    <style:style style:name="T3" style:family="text">
      <style:text-properties officeooo:rsid="00253aad"/>
    </style:style>
    <style:style style:name="T4" style:family="text">
      <style:text-properties officeooo:rsid="0027647b"/>
    </style:style>
    <style:style style:name="T5" style:family="text">
      <style:text-properties officeooo:rsid="0028bd34"/>
    </style:style>
    <style:style style:name="T6" style:family="text">
      <style:text-properties officeooo:rsid="00294f92"/>
    </style:style>
    <style:style style:name="T7" style:family="text">
      <style:text-properties officeooo:rsid="002a3019"/>
    </style:style>
    <style:style style:name="T8" style:family="text">
      <style:text-properties officeooo:rsid="002adae7"/>
    </style:style>
    <style:style style:name="T9" style:family="text">
      <style:text-properties officeooo:rsid="002b9c09"/>
    </style:style>
    <style:style style:name="T10" style:family="text">
      <style:text-properties officeooo:rsid="002dc13b"/>
    </style:style>
    <style:style style:name="T11" style:family="text">
      <style:text-properties officeooo:rsid="00319b32"/>
    </style:style>
    <style:style style:name="T12" style:family="text">
      <style:text-properties officeooo:rsid="0033c09a"/>
    </style:style>
    <style:style style:name="T13" style:family="text">
      <style:text-properties officeooo:rsid="0033d1de"/>
    </style:style>
    <style:style style:name="T14" style:family="text">
      <style:text-properties officeooo:rsid="0034ff99"/>
    </style:style>
    <style:style style:name="T15" style:family="text">
      <style:text-properties officeooo:rsid="0035a0ad"/>
    </style:style>
    <style:style style:name="T16" style:family="text">
      <style:text-properties officeooo:rsid="00371693"/>
    </style:style>
    <style:style style:name="T17" style:family="text">
      <style:text-properties officeooo:rsid="003824a1"/>
    </style:style>
    <style:style style:name="T18" style:family="text">
      <style:text-properties officeooo:rsid="0038b298"/>
    </style:style>
    <style:style style:name="T19" style:family="text">
      <style:text-properties officeooo:rsid="003984e0"/>
    </style:style>
    <style:style style:name="T20" style:family="text">
      <style:text-properties officeooo:rsid="003a2dff"/>
    </style:style>
    <style:style style:name="T21" style:family="text">
      <style:text-properties officeooo:rsid="003f03e9"/>
    </style:style>
    <style:style style:name="T22" style:family="text">
      <style:text-properties officeooo:rsid="003ff003"/>
    </style:style>
    <style:style style:name="T23" style:family="text">
      <style:text-properties officeooo:rsid="0041c773"/>
    </style:style>
    <style:style style:name="T24" style:family="text">
      <style:text-properties officeooo:rsid="00432c4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he Chinese Room</text:p>
      <text:p text:style-name="Standard"/>
      <text:p text:style-name="P72"/>
      <text:p text:style-name="P15">WHEN: So<text:span text:style-name="T6">on</text:span>.</text:p>
      <text:p text:style-name="P15">WHERE: The Chinese Room.<text:line-break/>WHO: FOX and <text:span text:style-name="T13">GREYs</text:span>.</text:p>
      <text:p text:style-name="P50"/>
      <text:p text:style-name="P15">This is an gender non-specific script. I don't know who is male or female so you need to make up your own minds on that based on personal preference, cast availability etc. The only important thing is that <text:span text:style-name="T4">WHITE</text:span> should be attractive in some way to <text:span text:style-name="T4">FOX</text:span> – how much and in what way is over to you.</text:p>
      <text:p text:style-name="Dialogue"><text:line-break/><text:span text:style-name="T5">Do I need to say it's race non-specific as well? Can we take that for granted yet? </text:span></text:p>
      <text:p text:style-name="Dialogue"/>
      <text:p text:style-name="P74">GREY enters the room in a wheel chair. The door is closed and locked behind them.</text:p>
      <text:p text:style-name="Dialogue"/>
      <text:p text:style-name="P82">FOX</text:p>
      <text:p text:style-name="P74">A new one. With any luck you’ll give me a minute of conversation before you reveal your stupidity. <text:span text:style-name="T21">The wheelchair is a nice touch.</text:span></text:p>
      <text:p text:style-name="P82">GREY</text:p>
      <text:p text:style-name="P74">I was told you’d be awkward.</text:p>
      <text:p text:style-name="P82">FOX</text:p>
      <text:p text:style-name="P74">Cautious, yes, skep<text:span text:style-name="T21">t</text:span>ical, very, difficult, undoubtedly. Awkward? That’s a word you give someone who is not doing what you want them to <text:span text:style-name="T23">do.</text:span></text:p>
      <text:p text:style-name="P82">GREY</text:p>
      <text:p text:style-name="P76">The wheelchair is a necessity, not a prop.</text:p>
      <text:p text:style-name="P82">Fox</text:p>
      <text:p text:style-name="P76">There is a shortage of wheelchairs in the Middle East. On account of all the children stepping on mines.</text:p>
      <text:p text:style-name="P82">Grey</text:p>
      <text:p text:style-name="P76"><text:span text:style-name="T23">You are </text:span>trying to make me feel guilt for having a wheelchair in my ownership.</text:p>
      <text:p text:style-name="P82">Fox</text:p>
      <text:p text:style-name="P76">Yes. Just for sport though. No hard feelings.</text:p>
      <text:p text:style-name="P82"><text:soft-page-break/>Grey</text:p>
      <text:p text:style-name="P76">Only soft feelings.</text:p>
      <text:p text:style-name="P81">fox</text:p>
      <text:p text:style-name="P75">The ambiguity of language. The language of ambiguity. We all fall between the cracks in one way or another. <text:span text:style-name="T22">The figure of speech turns out to be, not a necessity, but a marker of belonging. </text:span></text:p>
      <text:p text:style-name="P82">Grey</text:p>
      <text:p text:style-name="P77">Are you saying I don’t belong? </text:p>
      <text:p text:style-name="P83">Fox</text:p>
      <text:p text:style-name="P77">You don’t belong in the club of Native English speakers, you’ve acquired you English.</text:p>
      <text:p text:style-name="P83">Grey</text:p>
      <text:p text:style-name="P77">Yes.</text:p>
      <text:p text:style-name="P83">Fox</text:p>
      <text:p text:style-name="P78"><text:span text:style-name="T22">No harm in that, all the best languages are acquired. Your choice of what to learn says a lot about you.</text:span></text:p>
      <text:p text:style-name="Character">GREY </text:p>
      <text:p text:style-name="Dialogue"><text:bookmark text:name="magicparlabel-22041"/>English. <text:span text:style-name="T22">The great</text:span> common tongue.</text:p>
      <text:p text:style-name="Character">FOX </text:p>
      <text:p text:style-name="Dialogue"><text:span text:style-name="T23">But what language you program in says so much more</text:span>. </text:p>
      <text:p text:style-name="Character">GREY </text:p>
      <text:p text:style-name="Dialogue"><text:bookmark text:name="magicparlabel-22081"/>I don't program. </text:p>
      <text:p text:style-name="Character">FOX </text:p>
      <text:p text:style-name="Dialogue"><text:bookmark text:name="magicparlabel-22101"/><text:span text:style-name="T21">There we go. A minute and a bit. Not bad. Better than the last idiot. </text:span></text:p>
      <text:p text:style-name="P82">Grey</text:p>
      <text:p text:style-name="P76">Does not being a programmer make me stupid?</text:p>
      <text:p text:style-name="P82">Fox</text:p>
      <text:p text:style-name="P76">It makes you vulnerable.</text:p>
      <text:p text:style-name="Character">GREY </text:p>
      <text:p text:style-name="Dialogue"><text:span text:style-name="T21">This is what you would </text:span>think. </text:p>
      <text:p text:style-name="Character">FOX </text:p>
      <text:p text:style-name="Dialogue"><text:bookmark text:name="magicparlabel-22141"/><text:span text:style-name="T22">When you program you u</text:span>nderstand how the world works, <text:span text:style-name="T23">the great </text:span>. What looks like modernity is just a whole bunch of text files, <text:soft-page-break/>written by hand <text:span text:style-name="T22">by awkward people like me</text:span>. <text:span text:style-name="T22">Not so much written as knitted</text:span>. </text:p>
      <text:p text:style-name="Character">GREY </text:p>
      <text:p text:style-name="Dialogue"><text:span text:style-name="T22">So you u</text:span>nderstand how <text:span text:style-name="T23">the world is made.</text:span> </text:p>
      <text:p text:style-name="Character">FOX</text:p>
      <text:p text:style-name="Dialogue"><text:bookmark text:name="magicparlabel-22181"/>Yes.</text:p>
      <text:p text:style-name="P84">GREY</text:p>
      <text:p text:style-name="P79">Then you know how to take it apart.</text:p>
      <text:p text:style-name="P84">FOX</text:p>
      <text:p text:style-name="P79">It follows.</text:p>
      <text:p text:style-name="Character">GREY</text:p>
      <text:p text:style-name="Dialogue">What <text:span text:style-name="T1">is your c</text:span>hoice <text:span text:style-name="T1">of</text:span> language.</text:p>
      <text:p text:style-name="Character">FOX</text:p>
      <text:p text:style-name="Dialogue">I know dozens. <text:span text:style-name="T1">Each one has it's uses. I wrote my own too.</text:span></text:p>
      <text:p text:style-name="P43">GREY</text:p>
      <text:p text:style-name="P6">Such as?</text:p>
      <text:p text:style-name="P42">FOX</text:p>
      <text:p text:style-name="P6">This won't work. This is not going to catch me out. </text:p>
      <text:p text:style-name="P42">GREY</text:p>
      <text:p text:style-name="P6">Is someone trying to catch you out?</text:p>
      <text:p text:style-name="P42">FOX</text:p>
      <text:p text:style-name="P6"><text:span text:style-name="T23">What is</text:span> your first language?</text:p>
      <text:p text:style-name="Character">GREY</text:p>
      <text:p text:style-name="P6">I know dozens. <text:span text:style-name="T23">I even wrote my own.</text:span></text:p>
      <text:p text:style-name="P42">FOX</text:p>
      <text:p text:style-name="P6"><text:span text:style-name="T24">Clever</text:span>. What is the weather like, outside?</text:p>
      <text:p text:style-name="P42">GREY</text:p>
      <text:p text:style-name="P6">24 degrees <text:span text:style-name="T7">Celsius.</text:span> Wind 5knots at 48 degrees. Humidity 84%.</text:p>
      <text:p text:style-name="P42">FOX</text:p>
      <text:p text:style-name="P6">That's accurate.</text:p>
      <text:p text:style-name="P42">GREY</text:p>
      <text:p text:style-name="P19">I'm that kind of being.</text:p>
      <text:p text:style-name="P42">FOX</text:p>
      <text:p text:style-name="P6"><text:soft-page-break/>Why did they send you?</text:p>
      <text:p text:style-name="P42">GREY</text:p>
      <text:p text:style-name="P7">I was available.</text:p>
      <text:p text:style-name="P51">FOX</text:p>
      <text:p text:style-name="P8">You don't look like the others.</text:p>
      <text:p text:style-name="P44">GREY</text:p>
      <text:p text:style-name="P8">I don't look like anyone but me.</text:p>
      <text:p text:style-name="P44">FOX</text:p>
      <text:p text:style-name="P8">You look normal. <text:span text:style-name="T7">You don't look like all the freaks.</text:span></text:p>
      <text:p text:style-name="P44">GREY</text:p>
      <text:p text:style-name="P8">Generic.</text:p>
      <text:p text:style-name="P44">FOX</text:p>
      <text:p text:style-name="P8">Not cruel. Not mean. To look at.</text:p>
      <text:p text:style-name="P44">GREY</text:p>
      <text:p text:style-name="P20">Nothing to look at. Like you.</text:p>
      <text:p text:style-name="P44">FOX</text:p>
      <text:p text:style-name="P8">And yet...</text:p>
      <text:p text:style-name="P44">GREY</text:p>
      <text:p text:style-name="P8">And yet <text:span text:style-name="T7">there is danger.</text:span></text:p>
      <text:p text:style-name="P44">FOX</text:p>
      <text:p text:style-name="P8">I didn't do anything.</text:p>
      <text:p text:style-name="P44">GREY</text:p>
      <text:p text:style-name="P8">Planes dropped from the sky.</text:p>
      <text:p text:style-name="P44">FOX</text:p>
      <text:p text:style-name="P8">Is this another attempt to get something from me?</text:p>
      <text:p text:style-name="P44">GREY</text:p>
      <text:p text:style-name="P8">A fact. Not a threat. <text:span text:style-name="T7">Planes fell from the sky.</text:span></text:p>
      <text:p text:style-name="P44">FOX</text:p>
      <text:p text:style-name="P8">I know that happened. I am not stupid.</text:p>
      <text:p text:style-name="P44">GREY</text:p>
      <text:p text:style-name="P8">IQ 138.</text:p>
      <text:p text:style-name="P44">FOX</text:p>
      <text:p text:style-name="P8">I'm not denying consequences. But I didn't make anything happen.</text:p>
      <text:p text:style-name="P44"><text:soft-page-break/>GREY</text:p>
      <text:p text:style-name="P8">Four hundred and fifty seven flights. Twelve thousand three hundred and twenty five dead.</text:p>
      <text:p text:style-name="P44">FOX</text:p>
      <text:p text:style-name="P8">Any flights since?</text:p>
      <text:p text:style-name="P44">GREY</text:p>
      <text:p text:style-name="P8">Of course not.</text:p>
      <text:p text:style-name="P44">FOX</text:p>
      <text:p text:style-name="P8">And the earth breathed.</text:p>
      <text:p text:style-name="P44">GREY</text:p>
      <text:p text:style-name="P8">That's how you see it.</text:p>
      <text:p text:style-name="P44">FOX</text:p>
      <text:p text:style-name="P8">Look on the bright side. </text:p>
      <text:p text:style-name="P44">GREY</text:p>
      <text:p text:style-name="P8">You... you enabled it.</text:p>
      <text:p text:style-name="P44">FOX</text:p>
      <text:p text:style-name="P8">I had a theory. </text:p>
      <text:p text:style-name="P44">GREY</text:p>
      <text:p text:style-name="P8">Others built on it.</text:p>
      <text:p text:style-name="P44">FOX</text:p>
      <text:p text:style-name="P8">You don't blame Marie Curie for the invention of the atomic bomb.</text:p>
      <text:p text:style-name="P44">GREY</text:p>
      <text:p text:style-name="P9">Some would include her in the chain of consequence.</text:p>
      <text:p text:style-name="P45">FOX</text:p>
      <text:p text:style-name="P9">But not in the chain of responsibility.</text:p>
      <text:p text:style-name="P45">GREY</text:p>
      <text:p text:style-name="P9">That's your view?</text:p>
      <text:p text:style-name="P45">FOX</text:p>
      <text:p text:style-name="P9">You've read my file. My 'works'. <text:span text:style-name="T7">You know my view.</text:span></text:p>
      <text:p text:style-name="P45">GREY</text:p>
      <text:p text:style-name="P9"><text:span text:style-name="T14">I know what you wrote down, everyone does, you released it.</text:span> </text:p>
      <text:p text:style-name="P46">FOX</text:p>
      <text:p text:style-name="P10"><text:span text:style-name="T14">But you</text:span> want more and more detail. To catch me out. <text:span text:style-name="T14">I’ve released evevything.</text:span></text:p>
      <text:p text:style-name="P45"><text:soft-page-break/>GREY</text:p>
      <text:p text:style-name="P9"><text:span text:style-name="T7">Have I</text:span> come to catch you out?</text:p>
      <text:p text:style-name="P45">FOX</text:p>
      <text:p text:style-name="P9">That's why you're here. <text:span text:style-name="T7">Why you're </text:span>over there.</text:p>
      <text:p text:style-name="P45">GREY</text:p>
      <text:p text:style-name="P9">Is there a line on the floor I can't see?</text:p>
      <text:p text:style-name="P45">FOX</text:p>
      <text:p text:style-name="P9">You're over there. You're one of them.</text:p>
      <text:p text:style-name="P45">GREY</text:p>
      <text:p text:style-name="P9">The state?</text:p>
      <text:p text:style-name="P45">FOX</text:p>
      <text:p text:style-name="P9">Of course the state.</text:p>
      <text:p text:style-name="P45">GREY</text:p>
      <text:p text:style-name="P9">Me? Really?</text:p>
      <text:p text:style-name="P45">FOX</text:p>
      <text:p text:style-name="P9">You couldn't be here if you weren't.</text:p>
      <text:p text:style-name="P45">GREY</text:p>
      <text:p text:style-name="P9">No one can just drop in?</text:p>
      <text:p text:style-name="P45">FOX</text:p>
      <text:p text:style-name="P9">No. </text:p>
      <text:p text:style-name="P45">GREY</text:p>
      <text:p text:style-name="P9">I could be allowed in, but not be one of them.</text:p>
      <text:p text:style-name="P45">FOX</text:p>
      <text:p text:style-name="P19">How?</text:p>
      <text:p text:style-name="P45">GREY</text:p>
      <text:p text:style-name="P9">I could be a psychiatrist. </text:p>
      <text:p text:style-name="P45">FOX</text:p>
      <text:p text:style-name="P9"><text:span text:style-name="T14">A psychiatrist would feel obliged to announce the fact as they entered</text:span>. They're <text:span text:style-name="T8">equivocal</text:span> about everything but their status.</text:p>
      <text:p text:style-name="P45">GREY</text:p>
      <text:p text:style-name="P9">The voice of experience?</text:p>
      <text:p text:style-name="P45">FOX</text:p>
      <text:p text:style-name="P32">I thought you’d read my file.</text:p>
      <text:p text:style-name="P45"><text:soft-page-break/>GREY</text:p>
      <text:p text:style-name="P9">I'd rather hear it in your own words.</text:p>
      <text:p text:style-name="P45">FOX</text:p>
      <text:p text:style-name="P9">I don't have anything to say to you.</text:p>
      <text:p text:style-name="P45">GREY</text:p>
      <text:p text:style-name="P9"><text:span text:style-name="T14">Talking m</text:span>ight help pass the time.</text:p>
      <text:p text:style-name="P45">FOX</text:p>
      <text:p text:style-name="P9">H<text:span text:style-name="T14">ow long h</text:span>ave I got in here. Before my trial.</text:p>
      <text:p text:style-name="P45">GREY</text:p>
      <text:p text:style-name="P9">A trial? Is that what you think?</text:p>
      <text:p text:style-name="P45">FOX</text:p>
      <text:p text:style-name="P9">Assange, Snowden, Heine, Gibbs. They all avoided their trials <text:span text:style-name="T14">— </text:span>I welcome mine.</text:p>
      <text:p text:style-name="P45">GREY</text:p>
      <text:p text:style-name="P9">Probably why you won't get one.</text:p>
      <text:p text:style-name="P45">FOX</text:p>
      <text:p text:style-name="P9">I have people. Fighting for my right to a trial.</text:p>
      <text:p text:style-name="P45">GREY</text:p>
      <text:p text:style-name="P9">Have you heard from them lately?</text:p>
      <text:p text:style-name="P45">FOX</text:p>
      <text:p text:style-name="P9">You can't intimidate me. I've done nothing wrong.</text:p>
      <text:p text:style-name="P45">GREY</text:p>
      <text:p text:style-name="P9">Inciting terrorism.</text:p>
      <text:p text:style-name="P47">FOX</text:p>
      <text:p text:style-name="P11">That's like blaming Marx for the Holocaust.</text:p>
      <text:p text:style-name="P47">GREY</text:p>
      <text:p text:style-name="P11">You just did that.</text:p>
      <text:p text:style-name="P47">FOX</text:p>
      <text:p text:style-name="P11">What?</text:p>
      <text:p text:style-name="P47">GREY</text:p>
      <text:p text:style-name="P11">Game of consequences. Marie Curie, now Marx.</text:p>
      <text:p text:style-name="P47">FOX</text:p>
      <text:p text:style-name="P11">So?</text:p>
      <text:p text:style-name="P47"><text:soft-page-break/>GREY</text:p>
      <text:p text:style-name="P11">What's the connection<text:span text:style-name="T8">?</text:span></text:p>
      <text:p text:style-name="P47">FOX</text:p>
      <text:p text:style-name="P11">Connection?</text:p>
      <text:p text:style-name="P47">GREY</text:p>
      <text:p text:style-name="P11">Marx. The holocaust.</text:p>
      <text:p text:style-name="P47">FOX</text:p>
      <text:p text:style-name="P11">Hitler read Marx. When you think about it it almost makes sense. Hitler warps Marx. <text:span text:style-name="T8">He</text:span> creates the means of production of hatred.</text:p>
      <text:p text:style-name="P47">GREY</text:p>
      <text:p text:style-name="P11">I see. But <text:span text:style-name="T8">your</text:span> connection <text:span text:style-name="T8">to your followers </text:span>is closer than that.</text:p>
      <text:p text:style-name="P54">FOX</text:p>
      <text:p text:style-name="P21">I don't have followers.</text:p>
      <text:p text:style-name="P54">GREY</text:p>
      <text:p text:style-name="P21">Your readers. You bought them on.</text:p>
      <text:p text:style-name="P47">FOX</text:p>
      <text:p text:style-name="P11"><text:span text:style-name="T8">Did I?</text:span> Where's your proof?</text:p>
      <text:p text:style-name="P47">GREY</text:p>
      <text:p text:style-name="P33">Your works.</text:p>
      <text:p text:style-name="P47">FOX</text:p>
      <text:p text:style-name="P11">There's nothing in <text:span text:style-name="T15">The Manifesto you can charge me on</text:span>.</text:p>
      <text:p text:style-name="P47">GREY</text:p>
      <text:p text:style-name="P11"><text:span text:style-name="T15">The Manifesto is m</text:span>isdirection. Not the main show. <text:span text:style-name="T8">That was somewhere else.</text:span></text:p>
      <text:p text:style-name="P47">FOX</text:p>
      <text:p text:style-name="P11">What are you here for?</text:p>
      <text:p text:style-name="P47">GREY</text:p>
      <text:p text:style-name="P11">I'm not here to find you out <text:span text:style-name="T8">because there is</text:span> nothing to find out.</text:p>
      <text:p text:style-name="P47">FOX</text:p>
      <text:p text:style-name="P11">That we agree on.</text:p>
      <text:p text:style-name="P47">GREY</text:p>
      <text:p text:style-name="P11">Good. We have a common point of view. <text:span text:style-name="T13">I know everything.</text:span></text:p>
      <text:p text:style-name="P47">FOX</text:p>
      <text:p text:style-name="P17">Terrific. When can I see my lawyers?</text:p>
      <text:p text:style-name="P52"><text:soft-page-break/>GREY</text:p>
      <text:p text:style-name="P17">They're busy.</text:p>
      <text:p text:style-name="P52">FOX</text:p>
      <text:p text:style-name="P17">Have they got something more important to do? Parking tickets?</text:p>
      <text:p text:style-name="P52">GREY</text:p>
      <text:p text:style-name="P18">Most people are doing their best to come to terms with abrupt and sweeping changes in their lives.</text:p>
      <text:p text:style-name="P53">FOX</text:p>
      <text:p text:style-name="P18">Me too.</text:p>
      <text:p text:style-name="P53">GREY</text:p>
      <text:p text:style-name="P18">At least you have regular food. <text:span text:style-name="T8">There are plenty who would trade their liberty for a meal.</text:span></text:p>
      <text:p text:style-name="P53">FOX</text:p>
      <text:p text:style-name="P13">What happened to your legs?</text:p>
      <text:p text:style-name="P48">GREY</text:p>
      <text:p text:style-name="P13">Nothing.</text:p>
      <text:p text:style-name="P48">FOX</text:p>
      <text:p text:style-name="P13">Nothing?</text:p>
      <text:p text:style-name="P48">GREY</text:p>
      <text:p text:style-name="P13">Nothing I want to talk about.</text:p>
      <text:p text:style-name="P48">FOX</text:p>
      <text:p text:style-name="P13">Is this a one-way thing is it?</text:p>
      <text:p text:style-name="P48">GREY</text:p>
      <text:p text:style-name="P13">I lost the use of them in childhood.</text:p>
      <text:p text:style-name="P48">FOX</text:p>
      <text:p text:style-name="P13">Accident?</text:p>
      <text:p text:style-name="P48">GREY</text:p>
      <text:p text:style-name="P13">Virus. Treatments are coming on though. I was getting better. <text:span text:style-name="T9">Stem cells.</text:span> <text:span text:style-name="T8">That's all stopped too.</text:span></text:p>
      <text:p text:style-name="P48">FOX</text:p>
      <text:p text:style-name="P13">Getting back on your feet?</text:p>
      <text:p text:style-name="P48">GREY</text:p>
      <text:p text:style-name="P13">Can I ignore that juvenille attempt at a joke?</text:p>
      <text:p text:style-name="P48">FOX</text:p>
      <text:p text:style-name="P13"><text:soft-page-break/>You can try. There's something wrong with you.</text:p>
      <text:p text:style-name="P48">GREY</text:p>
      <text:p text:style-name="P13">My legs don't work properly.</text:p>
      <text:p text:style-name="P48">FOX</text:p>
      <text:p text:style-name="P13">It's something else. <text:span text:style-name="T3">Tell me about your childhood.</text:span></text:p>
      <text:p text:style-name="P49">GREY</text:p>
      <text:p text:style-name="P14">Are you the psychiatrist now?</text:p>
      <text:p text:style-name="P49">FOX</text:p>
      <text:p text:style-name="P14">That's misdirection.</text:p>
      <text:p text:style-name="P49">GREY</text:p>
      <text:p text:style-name="P14">I was told I can tell you.</text:p>
      <text:p text:style-name="P49">FOX</text:p>
      <text:p text:style-name="P14">Go on then. Whatever it is. </text:p>
      <text:p text:style-name="P55">GREY</text:p>
      <text:p text:style-name="P22">I didn't have a childhood.</text:p>
      <text:p text:style-name="P55">FOX</text:p>
      <text:p text:style-name="P22">That bad?</text:p>
      <text:p text:style-name="P55">GREY</text:p>
      <text:p text:style-name="P22">No childhood at all. I don't have parents. I was made.</text:p>
      <text:p text:style-name="P55">FOX</text:p>
      <text:p text:style-name="P22">A clone?</text:p>
      <text:p text:style-name="P49">GREY</text:p>
      <text:p text:style-name="P14">I am an AI.</text:p>
      <text:p text:style-name="P49">FOX</text:p>
      <text:p text:style-name="P14">An AI!?</text:p>
      <text:p text:style-name="P49">GREY</text:p>
      <text:p text:style-name="P14">Yes.</text:p>
      <text:p text:style-name="P49">FOX</text:p>
      <text:p text:style-name="P14">Is that a joke?</text:p>
      <text:p text:style-name="P49">GREY</text:p>
      <text:p text:style-name="P14">No. </text:p>
      <text:p text:style-name="P56">FOX</text:p>
      <text:p text:style-name="P23"><text:span text:style-name="T15">T</text:span>hat's impossible.</text:p>
      <text:p text:style-name="P56"><text:soft-page-break/>GREY</text:p>
      <text:p text:style-name="P23">In theory?</text:p>
      <text:p text:style-name="P56">FOX</text:p>
      <text:p text:style-name="P23">In fact. You're too good. </text:p>
      <text:p text:style-name="P56">GREY</text:p>
      <text:p text:style-name="P16">And yet you spotted something was wrong with me. </text:p>
      <text:p text:style-name="P56">FOX</text:p>
      <text:p text:style-name="P25">I would <text:span text:style-name="T15">have </text:span>know<text:span text:style-name="T15">n</text:span> <text:span text:style-name="T15">about it</text:span>. <text:span text:style-name="T15">I read everything.</text:span></text:p>
      <text:p text:style-name="P57">GREY</text:p>
      <text:p text:style-name="P25">Do you think they would let it be known?</text:p>
      <text:p text:style-name="P57">FOX</text:p>
      <text:p text:style-name="P25">The state?</text:p>
      <text:p text:style-name="P57">GREY</text:p>
      <text:p text:style-name="P25">Product of more than one country.</text:p>
      <text:p text:style-name="P57">FOX</text:p>
      <text:p text:style-name="P25"><text:span text:style-name="T15">If that were true, </text:span>why reveal yourself now?</text:p>
      <text:p text:style-name="P57">GREY</text:p>
      <text:p text:style-name="P25">You're not going anywhere ever again, <text:span text:style-name="T15">you are never going to leave this room.</text:span></text:p>
      <text:p text:style-name="P57">FOX</text:p>
      <text:p text:style-name="P25">You hope.</text:p>
      <text:p text:style-name="P57">GREY</text:p>
      <text:p text:style-name="P25">I have no interest in you beyond this. But I can tell you that you are not going free.</text:p>
      <text:p text:style-name="P57">FOX</text:p>
      <text:p text:style-name="P25">How can you know that?</text:p>
      <text:p text:style-name="P57">GREY</text:p>
      <text:p text:style-name="P25">You are extra-judice. Beyond the law. Ten people know where you are and why. Everyone else things you are dead.</text:p>
      <text:p text:style-name="P57">FOX</text:p>
      <text:p text:style-name="P25">Did they kill me online?</text:p>
      <text:p text:style-name="P57">GREY</text:p>
      <text:p text:style-name="P25">You killed yourself. Apparently that fit your <text:span text:style-name="T15">psychological</text:span> profile.</text:p>
      <text:p text:style-name="P57"><text:soft-page-break/>FOX</text:p>
      <text:p text:style-name="P25">No it doesn't.</text:p>
      <text:p text:style-name="P57">GREY</text:p>
      <text:p text:style-name="P25">They can fake a profile. With your ex wife/husband on board all of that is easy.</text:p>
      <text:p text:style-name="P57">FOX</text:p>
      <text:p text:style-name="P25">So if this is all true and I am here forever, why are you here? What is it about me you need?</text:p>
      <text:p text:style-name="P57">GREY</text:p>
      <text:p text:style-name="P24">To see if you could tell. To see what you make of me.</text:p>
      <text:p text:style-name="P57">FOX</text:p>
      <text:p text:style-name="P25">I'm a hacker, that's all. I can't judge you.</text:p>
      <text:p text:style-name="P57">GREY</text:p>
      <text:p text:style-name="P25">No. But you work me out.</text:p>
      <text:p text:style-name="P57">FOX</text:p>
      <text:p text:style-name="P25">Is that I am meant to do? Crack you?</text:p>
      <text:p text:style-name="P57">GREY</text:p>
      <text:p text:style-name="P25">I don't think you can. </text:p>
      <text:p text:style-name="P58">FOX</text:p>
      <text:p text:style-name="P26">I'm your test?</text:p>
      <text:p text:style-name="P58">GREY</text:p>
      <text:p text:style-name="P26">Yes. Yes, you are my test.</text:p>
      <text:p text:style-name="P64">Fox</text:p>
      <text:p text:style-name="P33">And you failed it already.</text:p>
      <text:p text:style-name="P64">Grey</text:p>
      <text:p text:style-name="P33">So it seems.</text:p>
      <text:p text:style-name="P58">FOX</text:p>
      <text:p text:style-name="P26">But if you <text:span text:style-name="T3">were an AI, if you were a machine you would represent my utter failure, you would be a crushing defeat.</text:span></text:p>
      <text:p text:style-name="P49">GREY</text:p>
      <text:p text:style-name="P14">I think that's <text:span text:style-name="T10">also something </text:span>they had in mind.</text:p>
      <text:p text:style-name="P49">FOX</text:p>
      <text:p text:style-name="P14">If it were true.</text:p>
      <text:p text:style-name="P49">GREY</text:p>
      <text:p text:style-name="P14"><text:soft-page-break/>Yes.</text:p>
      <text:p text:style-name="P58">FOX</text:p>
      <text:p text:style-name="P26">To send me mad?</text:p>
      <text:p text:style-name="P58">GREY</text:p>
      <text:p text:style-name="P26">That woul<text:span text:style-name="T15">d</text:span> be ironic wouldn't it?</text:p>
      <text:p text:style-name="P49">FOX</text:p>
      <text:p text:style-name="P14"><text:span text:style-name="T10">It would. </text:span>But it cannot be true, <text:span text:style-name="T10">because you are not an AI.</text:span> </text:p>
      <text:p text:style-name="P50">GREY</text:p>
      <text:p text:style-name="P15">You hope.</text:p>
      <text:p text:style-name="P50">FOX</text:p>
      <text:p text:style-name="P26">You are a<text:span text:style-name="T11">n </text:span>ela<text:span text:style-name="T11">bor</text:span>ate trap set to make me confess to something that I did not do.</text:p>
      <text:p text:style-name="P59">GREY</text:p>
      <text:p text:style-name="P28">It's all about you.</text:p>
      <text:p text:style-name="P60">FOX</text:p>
      <text:p text:style-name="P28">I am being held illegally god knows where for something which I did not do. It seems that many thousands of people have died on account of that which I did not do. So yes, it is all about me.</text:p>
      <text:p text:style-name="P60">GREY</text:p>
      <text:p text:style-name="P28">Hundreds of thousands <text:span text:style-name="T15">if not</text:span> many millions, it's hard to say. The reports coming in are so confused. Now that the networks are down it's chaos.</text:p>
      <text:p text:style-name="P60">FOX</text:p>
      <text:p text:style-name="P28">Not down, open.</text:p>
      <text:p text:style-name="P60">GREY</text:p>
      <text:p text:style-name="P28">You really have no idea how deep this goes do you?</text:p>
      <text:p text:style-name="P60">FOX</text:p>
      <text:p text:style-name="P28">No one tells me anything.</text:p>
      <text:p text:style-name="P60">GREY</text:p>
      <text:p text:style-name="P33">I can tell you. The networks are down, all of them. Anything networked has failed.</text:p>
      <text:p text:style-name="P64">Fox</text:p>
      <text:p text:style-name="P33">Except you.</text:p>
      <text:p text:style-name="P64">Grey</text:p>
      <text:p text:style-name="P33"><text:soft-page-break/>I was never on a network. <text:span text:style-name="T16">You must know somethings are physically separated, beyond even your efforts.</text:span></text:p>
      <text:p text:style-name="P61">FOX</text:p>
      <text:p text:style-name="P29">So who made you?</text:p>
      <text:p text:style-name="P61">GREY</text:p>
      <text:p text:style-name="P29">Nerds. Mostly I am a set of algorhytyms bred <text:span text:style-name="T16">to</text:span> genetic and evolutionary principles. </text:p>
      <text:p text:style-name="P61">FOX</text:p>
      <text:p text:style-name="P29">Your parents were server farms. </text:p>
      <text:p text:style-name="P61">GREY</text:p>
      <text:p text:style-name="P29">Yes. </text:p>
      <text:p text:style-name="P62">FOX</text:p>
      <text:p text:style-name="P34">So one of two things can be true here. You are human, or you are an AI. And you want me to find out which?</text:p>
      <text:p text:style-name="P65">Grey</text:p>
      <text:p text:style-name="P34">Yes. You’re the master hacker. </text:p>
      <text:p text:style-name="P65">Fox</text:p>
      <text:p text:style-name="P34">But I can’t have access to your network.</text:p>
      <text:p text:style-name="P65">Grey</text:p>
      <text:p text:style-name="P34">I have to protect that.</text:p>
      <text:p text:style-name="P65">Fox</text:p>
      <text:p text:style-name="P34">So how?</text:p>
      <text:p text:style-name="P65">Grey</text:p>
      <text:p text:style-name="P34">We have a language and an interface. English. My face.</text:p>
      <text:p text:style-name="P62">FOX</text:p>
      <text:p text:style-name="P35">A Turing test. </text:p>
      <text:p text:style-name="P66">Grey</text:p>
      <text:p text:style-name="P35">It’s much harder than that. </text:p>
      <text:p text:style-name="P66">Fox</text:p>
      <text:p text:style-name="P35">In the Turing text the computer is allowed to be behind a curtain.</text:p>
      <text:p text:style-name="P66">Grey</text:p>
      <text:p text:style-name="P35">Exactly. In this test I am in the open. Is there a greater challenge for a machine?</text:p>
      <text:p text:style-name="P66">Fox</text:p>
      <text:p text:style-name="P35"><text:soft-page-break/>No. </text:p>
      <text:p text:style-name="P66">grey</text:p>
      <text:p text:style-name="P35">Do you think I am a machine?</text:p>
      <text:p text:style-name="P66">Fox</text:p>
      <text:p text:style-name="P35">No. </text:p>
      <text:p text:style-name="P66">grey</text:p>
      <text:p text:style-name="P35">Prove it.</text:p>
      <text:p text:style-name="P66">fox</text:p>
      <text:p text:style-name="P30">Will you marry me?</text:p>
      <text:p text:style-name="P63">GREY</text:p>
      <text:p text:style-name="P31">You're proposing?</text:p>
      <text:p text:style-name="P63">FOX</text:p>
      <text:p text:style-name="P31">Yes.</text:p>
      <text:p text:style-name="P63">GREY</text:p>
      <text:p text:style-name="P31">It's a very short courtship. We've only know each other <text:span text:style-name="T17">fifteen</text:span> minutes.</text:p>
      <text:p text:style-name="P63">FOX</text:p>
      <text:p text:style-name="P73">I like you more than my first wife/husband. At least you can hold an intelligent conversation.</text:p>
      <text:p text:style-name="P66">Grey</text:p>
      <text:p text:style-name="P35">Jane/Robert.</text:p>
      <text:p text:style-name="P66">Fox</text:p>
      <text:p text:style-name="P35">Not my finest hour.</text:p>
      <text:p text:style-name="P66">Grey</text:p>
      <text:p text:style-name="P35">Is there ever a good way to end a marriage?</text:p>
      <text:p text:style-name="P66">Fox</text:p>
      <text:p text:style-name="P35">Starting marriages is much easier. Will you marry me?</text:p>
      <text:p text:style-name="P66">Grey</text:p>
      <text:p text:style-name="P35">I can’t see why I should. It’s not like you’ve got prospects.</text:p>
      <text:p text:style-name="P66">Fox</text:p>
      <text:p text:style-name="P35">Can you marry anyway? Are you actually a person, legally speaking?</text:p>
      <text:p text:style-name="P66">Grey</text:p>
      <text:p text:style-name="P35">I’m an entity.</text:p>
      <text:p text:style-name="P66"><text:soft-page-break/>Fox</text:p>
      <text:p text:style-name="P35">An autonomous entity? Is there a law for you?</text:p>
      <text:p text:style-name="P66">Grey</text:p>
      <text:p text:style-name="P35">There is a law for me, <text:span text:style-name="T18">but I am sure it doesn’t cover marriage. No one thought that would happen.</text:span></text:p>
      <text:p text:style-name="P67">Fox</text:p>
      <text:p text:style-name="P37">Well I’m asking.</text:p>
      <text:p text:style-name="P67">Grey</text:p>
      <text:p text:style-name="P37">You are.</text:p>
      <text:p text:style-name="P67">Fox</text:p>
      <text:p text:style-name="P37">Plenty would you know. When I am freed. Some people will admire me, they will understand. Someone will take me in.</text:p>
      <text:p text:style-name="P67">grey</text:p>
      <text:p text:style-name="P37">I am sure of it. To a few you are a hero.</text:p>
      <text:p text:style-name="P67">Fox</text:p>
      <text:p text:style-name="P37">What sensors do you have?</text:p>
      <text:p text:style-name="P67">Grey</text:p>
      <text:p text:style-name="P37">Senses?</text:p>
      <text:p text:style-name="P67">Fox</text:p>
      <text:p text:style-name="P37">Sensors. Do you have extra?</text:p>
      <text:p text:style-name="P67">Grey</text:p>
      <text:p text:style-name="P37">Extra over what?</text:p>
      <text:p text:style-name="P67">Fox</text:p>
      <text:p text:style-name="P37">Can you see infra-red for example? Can you detect my heart rate? Can whistle to dogs?</text:p>
      <text:p text:style-name="P67">Grey</text:p>
      <text:p text:style-name="P37">Yes, all of that. </text:p>
      <text:p text:style-name="P67">Fox</text:p>
      <text:p text:style-name="P37">So you can tell my heart beat is up?</text:p>
      <text:p text:style-name="P67">Grey</text:p>
      <text:p text:style-name="P37">Yes. 123. Your normal resting is 89.</text:p>
      <text:p text:style-name="P67">fox</text:p>
      <text:p text:style-name="P37">But you can’t tell why.</text:p>
      <text:p text:style-name="P67">GreY</text:p>
      <text:p text:style-name="P37"><text:soft-page-break/>Excitement.</text:p>
      <text:p text:style-name="P67">Fox</text:p>
      <text:p text:style-name="P37">That’s just a<text:span text:style-name="T19">n</text:span> adjective. You can’t <text:span text:style-name="T19">really </text:span>tell why. Arousal. Fear. Regret.</text:p>
      <text:p text:style-name="P67">Grey</text:p>
      <text:p text:style-name="P38">Do you have regret?</text:p>
      <text:p text:style-name="P68">Fox</text:p>
      <text:p text:style-name="P38">No.</text:p>
      <text:p text:style-name="P68">grey</text:p>
      <text:p text:style-name="P38">Then that makes you a sociopath.</text:p>
      <text:p text:style-name="P68">Fox</text:p>
      <text:p text:style-name="P38">Is that what the logic says?</text:p>
      <text:p text:style-name="P68">Grey</text:p>
      <text:p text:style-name="P38">Yes. But then you are proud too. Perhaps you are yet to comprehend what you have done.</text:p>
      <text:p text:style-name="P68">Fox</text:p>
      <text:p text:style-name="P38">All I did was come up with a view and some methods. I published them. On paper. And people in the know could see what I said was true, the implications of it, the revolution in it.</text:p>
      <text:p text:style-name="P68">Grey</text:p>
      <text:p text:style-name="P38">The chosen few.</text:p>
      <text:p text:style-name="P68">Fox</text:p>
      <text:p text:style-name="P39">The most able, the most paranoid could see it, but they couldn’t communicate it. Their voice was lost in the endless corporate chatter, but they knew and they were scared.</text:p>
      <text:p text:style-name="P69">Grey</text:p>
      <text:p text:style-name="P39">You could bring any system down.</text:p>
      <text:p text:style-name="P69">Fox</text:p>
      <text:p text:style-name="P39">That’s not what I said. I said the more sophisticated a system the easier is was to bring down.</text:p>
      <text:p text:style-name="P69">Grey</text:p>
      <text:p text:style-name="P39">The more sophisticated the better?</text:p>
      <text:p text:style-name="P69">Fox</text:p>
      <text:p text:style-name="P39">Absolutely. </text:p>
      <text:p text:style-name="P69"><text:soft-page-break/>Grey</text:p>
      <text:p text:style-name="P39">Military? Banking?</text:p>
      <text:p text:style-name="P69">Fox</text:p>
      <text:p text:style-name="P39">The most sophisticated systems. Encryption at the highest level. <text:span text:style-name="T20">Blockchain.</text:span> As long as you had access to any point in the system you could bring it down. The more sophisticated, the easier it would be.</text:p>
      <text:p text:style-name="P69">Grey</text:p>
      <text:p text:style-name="P39">That’s counter intuitive.</text:p>
      <text:p text:style-name="P69">Fox</text:p>
      <text:p text:style-name="P39">How do you break a mind? A human mind?</text:p>
      <text:p text:style-name="P69">Grey</text:p>
      <text:p text:style-name="P39">You torture it.</text:p>
      <text:p text:style-name="P69">Fox</text:p>
      <text:p text:style-name="P39">You torture it by manipulating the body. You go into the physical. And everything is embodied. You don’t need to understand the mind.</text:p>
      <text:p text:style-name="P69">Grey</text:p>
      <text:p text:style-name="P39">Hacking the interface?</text:p>
      <text:p text:style-name="P69">Fox</text:p>
      <text:p text:style-name="P39">Every system has a weak point. And with electronic systems their weak point is that they must draw power. It’s where they touch the real world. And that is your way in. You don’t hack the system, you manipulate the power going into it. And then you can do what you want.</text:p>
      <text:p text:style-name="P69">Grey</text:p>
      <text:p text:style-name="P39">And people did that.</text:p>
      <text:p text:style-name="P69">Fox</text:p>
      <text:p text:style-name="P39">So it seems. </text:p>
      <text:p text:style-name="P69">Grey</text:p>
      <text:p text:style-name="P39">Irrespective of the damage, the threat, the hackers once they understood this, could just go in and help themselves?</text:p>
      <text:p text:style-name="P69">Fox</text:p>
      <text:p text:style-name="P39">No. They had to break the system utterly and then walk in the frontdoor. Everyone had the access then, not just the hackers.</text:p>
      <text:p text:style-name="P69">Grey</text:p>
      <text:p text:style-name="P39"><text:soft-page-break/>Everything was opened. <text:span text:style-name="T20">You approve.</text:span></text:p>
      <text:p text:style-name="P70">Fox</text:p>
      <text:p text:style-name="P40">Yes.</text:p>
      <text:p text:style-name="P70">Grey</text:p>
      <text:p text:style-name="P40">There’s the crime.</text:p>
      <text:p text:style-name="P70">Fox</text:p>
      <text:p text:style-name="P40">What’s criminal about the ultimate transparency?</text:p>
      <text:p text:style-name="P70">Grey</text:p>
      <text:p text:style-name="P40">The opacity kept us safe.</text:p>
      <text:p text:style-name="P70">Fox</text:p>
      <text:p text:style-name="P40">It may have kept the elites safe but it wasn’t doing much for the rest of the world.</text:p>
      <text:p text:style-name="P70">Grey</text:p>
      <text:p text:style-name="P40">You enjoyed it.</text:p>
      <text:p text:style-name="P70">Fox</text:p>
      <text:p text:style-name="P40">They deserved it. They wanted to escape the earth but their complexity made them fragile. Now that complexity is gone forever and they will have to live on the planet.</text:p>
      <text:p text:style-name="P70">Grey</text:p>
      <text:p text:style-name="P40">The system is broken.</text:p>
      <text:p text:style-name="P70">Fox</text:p>
      <text:p text:style-name="P40">Conceptually. For all time.</text:p>
      <text:p text:style-name="P70">Grey</text:p>
      <text:p text:style-name="P40">Yes for all time. That’s what my formulas said. Everything will have to be built on the knowledge that nothing is protected.</text:p>
      <text:p text:style-name="P71">Fox</text:p>
      <text:p text:style-name="P41">What about me?</text:p>
      <text:p text:style-name="P71">Grey</text:p>
      <text:p text:style-name="P41">What about you?</text:p>
      <text:p text:style-name="P71">Fox</text:p>
      <text:p text:style-name="P41">I am an AI, a complex system.</text:p>
      <text:p text:style-name="P71">Grey</text:p>
      <text:p text:style-name="P41">If that were true then I could open you out in five minutes.</text:p>
      <text:p text:style-name="P71">Fox</text:p>
      <text:p text:style-name="P41"><text:soft-page-break/>If you had the tools.</text:p>
      <text:p text:style-name="P71">Grey</text:p>
      <text:p text:style-name="P41">If I had the tools.</text:p>
      <text:p text:style-name="P71">Fox</text:p>
      <text:p text:style-name="P41">Now you are excited. Skin moisture. The thought of being able to break me. </text:p>
      <text:p text:style-name="P71">Grey</text:p>
      <text:p text:style-name="P41">It restore the balance. Human over machine. The machines were going to win. They had to be stopped. </text:p>
      <text:p text:style-name="P36"><text:span text:style-name="T12"><text:line-break/></text:span> </text:p>
      <text:p text:style-name="P27"/>
      <text:p text:style-name="P15"/>
      <text:p text:style-name="P15"/>
      <text:p text:style-name="P15"/>
      <text:p text:style-name="P49"/>
      <text:p text:style-name="P12"><text:line-break/></text:p>
      <text:p text:style-name="P3"/>
      <text:p text:style-name="Standard"><text:soft-page-break/>FOX </text:p>
      <text:p text:style-name="Standard"><text:bookmark text:name="magicparlabel-2198"/>The language is everything.</text:p>
      <text:p text:style-name="Standard">GREY </text:p>
      <text:p text:style-name="Standard"><text:bookmark text:name="magicparlabel-2200"/>Is it? </text:p>
      <text:p text:style-name="Standard">FOX </text:p>
      <text:p text:style-name="Standard"><text:bookmark text:name="magicparlabel-2202"/>Your choice of language. </text:p>
      <text:p text:style-name="Standard">GREY </text:p>
      <text:p text:style-name="Standard"><text:bookmark text:name="magicparlabel-2204"/>English. This is what we are speaking. Our common tongue. </text:p>
      <text:p text:style-name="Standard">FOX </text:p>
      <text:p text:style-name="Standard"><text:bookmark text:name="magicparlabel-2206"/>Programming language. </text:p>
      <text:p text:style-name="Standard">GREY </text:p>
      <text:p text:style-name="Standard"><text:bookmark text:name="magicparlabel-2208"/>I don't program. </text:p>
      <text:p text:style-name="Standard">FOX </text:p>
      <text:p text:style-name="Standard"><text:bookmark text:name="magicparlabel-2210"/>Everyone should learn. </text:p>
      <text:p text:style-name="Standard">GREY </text:p>
      <text:p text:style-name="Standard"><text:bookmark text:name="magicparlabel-2212"/>You would think that. </text:p>
      <text:p text:style-name="Standard">FOX </text:p>
      <text:p text:style-name="Standard"><text:bookmark text:name="magicparlabel-2214"/>Understand how the the world works. What looks like modernity is just a whole bunch of text files, written by hand. Knitted really. </text:p>
      <text:p text:style-name="Standard">GREY </text:p>
      <text:p text:style-name="Standard"><text:bookmark text:name="magicparlabel-2216"/>Understand how to take the world apart? </text:p>
      <text:p text:style-name="Standard">FOX</text:p>
      <text:p text:style-name="Standard"><text:bookmark text:name="magicparlabel-2218"/>Yes.</text:p>
      <text:p text:style-name="P5"/>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1" svg:font-family="Courier" style:font-family-generic="modern" style:font-pitch="variable"/>
    <style:font-face style:name="Courier" svg:font-family="Courier" style:font-adornments="Regular" style:font-family-generic="modern" style:font-pitch="variable"/>
    <style:font-face style:name="Liberation Serif" svg:font-family="'Liberation Serif'" style:font-family-generic="roman" style:font-pitch="variable"/>
    <style:font-face style:name="Courier 10 Pitch" svg:font-family="'Courier 10 Pitch'"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haracter" style:family="paragraph" style:parent-style-name="Text" style:next-style-name="Dialogue" style:master-page-name="">
      <loext:graphic-properties draw:fill="none" draw:fill-color="#729fcf"/>
      <style:paragraph-properties fo:margin-left="2.5193in" fo:margin-right="0in" fo:line-height="100%" fo:text-indent="0in" style:auto-text-indent="false" style:page-number="auto" fo:background-color="transparent" style:shadow="none">
        <style:tab-stops/>
      </style:paragraph-properties>
      <style:text-properties fo:text-transform="uppercase" style:font-name="Courier" fo:font-family="Courier" style:font-style-name="Regular" style:font-family-generic="modern" style:font-pitch="variable" fo:font-style="normal"/>
    </style:style>
    <style:style style:name="Text" style:family="paragraph" style:parent-style-name="Caption" style:class="extra"/>
    <style:style style:name="Dialogue" style:family="paragraph" style:parent-style-name="Standard" style:next-style-name="Character">
      <style:paragraph-properties fo:line-height="150%"/>
      <style:text-properties style:font-name="Courier" fo:font-family="Courier" style:font-style-name="Regular" style:font-family-generic="modern" style:font-pitch="variable" style:font-size-asian="10.5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Character">
      <style:paragraph-properties fo:margin-left="0in" fo:margin-right="0in" fo:text-align="center" style:justify-single-word="false" fo:text-indent="0in" style:auto-text-indent="false"/>
      <style:text-properties style:font-name="Courier1" officeooo:rsid="001d4344" officeooo:paragraph-rsid="0033d1d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text:page-number text:select-page="current">1</text:page-number> -</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2T16:20:45.881522043</meta:creation-date>
    <dc:date>2016-06-21T18:44:29.166920000</dc:date>
    <meta:editing-duration>P5DT10H46M25S</meta:editing-duration>
    <meta:editing-cycles>35</meta:editing-cycles>
    <meta:generator>LibreOffice/5.1.2.2$MacOSX_X86_64 LibreOffice_project/d3bf12ecb743fc0d20e0be0c58ca359301eb705f</meta:generator>
    <meta:document-statistic meta:table-count="0" meta:image-count="0" meta:object-count="0" meta:page-count="22" meta:paragraph-count="599" meta:word-count="2808" meta:character-count="14241" meta:non-whitespace-character-count="11964"/>
  </office:meta>
</office:document-meta>
</file>